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7mm" svg:height="90.04mm" svg:x="105.45mm" svg:y="29.22mm">
            <loext:p draw:notify-on-update-of-ranges="Hoja1.C8:Hoja1.C15 Hoja1.D8:Hoja1.D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2"/>
          <table:table-cell office:value-type="float" office:value="330" calcext:value-type="float">
            <text:p>330</text:p>
          </table:table-cell>
          <table:table-cell office:value-type="float" office:value="440" calcext:value-type="float">
            <text:p>44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507" calcext:value-type="float">
            <text:p>5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20" calcext:value-type="float">
            <text:p>420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720" calcext:value-type="float">
            <text:p>72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0" calcext:value-type="float">
            <text:p>570</text:p>
          </table:table-cell>
          <table:table-cell office:value-type="float" office:value="760" calcext:value-type="float">
            <text:p>760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933" calcext:value-type="float">
            <text:p>933</text:p>
          </table:table-cell>
          <table:table-cell/>
        </table:table-row>
        <table:table-row table:style-name="ro1" table:number-rows-repeated="35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07:58:06.395238863</meta:creation-date>
    <dc:date>2018-03-16T08:39:19.589244247</dc:date>
    <meta:editing-duration>PT31M12S</meta:editing-duration>
    <meta:editing-cycles>1</meta:editing-cycles>
    <meta:document-statistic meta:table-count="1" meta:cell-count="17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5cm" svg:y="0.316cm" chart:style-name="ch2">
          <text:p>lines vs pixels</text:p>
        </chart:title>
        <chart:legend chart:legend-position="end" svg:x="12.59cm" svg:y="3.954cm" style:legend-expansion="high" chart:style-name="ch3"/>
        <chart:plot-area chart:style-name="ch4" table:cell-range-address="Hoja1.C8:Hoja1.D15" chart:data-source-has-labels="both" svg:x="1.33cm" svg:y="1.275cm" svg:width="10.941cm" svg:height="6.569cm">
          <chartooo:coordinate-region svg:x="2.137cm" svg:y="1.474cm" svg:width="9.669cm" svg:height="5.723cm"/>
          <chart:axis chart:dimension="x" chart:name="primary-x" chart:style-name="ch5" chartooo:axis-type="auto">
            <chartooo:date-scale/>
            <chart:title svg:x="6.399cm" svg:y="8.024cm" chart:style-name="ch6">
              <text:p>lines</text:p>
            </chart:title>
            <chart:categories table:cell-range-address="Hoja1.C8:Hoja1.C15"/>
            <chart:grid chart:style-name="ch7" chart:class="major"/>
          </chart:axis>
          <chart:axis chart:dimension="y" chart:name="primary-y" chart:style-name="ch5">
            <chart:title svg:x="0.451cm" svg:y="5.04cm" chart:style-name="ch8">
              <text:p>pixels</text:p>
            </chart:title>
            <chart:grid chart:style-name="ch7" chart:class="major"/>
          </chart:axis>
          <chart:series chart:style-name="ch9" chart:values-cell-range-address="Hoja1.D8:Hoja1.D15" loext:label-string="graph" chart:class="chart:line">
            <chart:regression-curve chart:style-name="ch10">
              <chart:equation chart:display-equation="true" chart:display-r-square="false"/>
            </chart:regression-curve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ph</text:p>
              </table:table-cell>
            </table:table-row>
          </table:table-header-rows>
          <table:table-rows>
            <table:table-row>
              <table:table-cell office:value-type="float" office:value="330">
                <text:p>330</text:p>
                <draw:g>
                  <svg:desc>Hoja1.C8:Hoja1.C15</svg:desc>
                </draw:g>
              </table:table-cell>
              <table:table-cell office:value-type="float" office:value="440">
                <text:p>440</text:p>
                <draw:g>
                  <svg:desc>Hoja1.D8:Hoja1.D15</svg:desc>
                </draw:g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933">
                <text:p>9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